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63cm"/>
    </style:style>
    <style:style style:name="co3" style:family="table-column">
      <style:table-column-properties fo:break-before="auto" style:column-width="9.719cm"/>
    </style:style>
    <style:style style:name="co4" style:family="table-column">
      <style:table-column-properties fo:break-before="auto" style:column-width="9.6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5.5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Krampus in the wind</text:p>
          </table:table-cell>
          <table:table-cell office:value-type="string">
            <text:p>v2</text:p>
          </table:table-cell>
          <table:table-cell office:value-type="string">
            <text:p>Idée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itch</text:p>
          </table:table-cell>
          <table:table-cell table:style-name="ce1" office:value-type="string">
            <text:p>Incarne krampus et capture les âmes d'enfants à travers le vent et les ennemis qui veulent t'attraper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Camera</text:p>
          </table:table-cell>
          <table:table-cell office:value-type="string">
            <text:p>Top down Zelda / Don't starve</text:p>
          </table:table-cell>
          <table:table-cell table:number-columns-repeated="1022"/>
        </table:table-row>
        <table:table-row table:style-name="ro3">
          <table:table-cell office:value-type="string">
            <text:p>Controller</text:p>
          </table:table-cell>
          <table:table-cell office:value-type="string">
            <text:p>Dash</text:p>
            <text:p>Move 2D</text:p>
            <text:p>Oriente lumière</text:p>
          </table:table-cell>
          <table:table-cell table:number-columns-repeated="1022"/>
        </table:table-row>
        <table:table-row table:style-name="ro4">
          <table:table-cell office:value-type="string">
            <text:p>Character</text:p>
          </table:table-cell>
          <table:table-cell office:value-type="string">
            <text:p>Perd lorsqu'il se fait attraper</text:p>
            <text:p>Capture les âmes en orientant la lumière</text:p>
            <text:p>Choisit une amélioration en gagnant un round</text:p>
          </table:table-cell>
          <table:table-cell office:value-type="string">
            <text:p>Barre de vie + death a 0</text:p>
            <text:p>Capture les âmes lorsque leur pvs sont à 0</text:p>
            <text:p>Feature gameplay lorsque lvl up</text:p>
            <text:p>Lvl up avec les âmes récolté</text:p>
          </table:table-cell>
          <table:table-cell table:number-columns-repeated="1021"/>
        </table:table-row>
        <table:table-row table:style-name="ro5">
          <table:table-cell office:value-type="string">
            <text:p>Features</text:p>
          </table:table-cell>
          <table:table-cell office:value-type="string">
            <text:p>Vent avec direction random qui influe seulement le joueur</text:p>
            <text:p>Shop inter round</text:p>
            <text:p>Round de plus en plus dur</text:p>
            <text:p>2 Type d'enemies</text:p>
            <text:p>Tracker d'âme</text:p>
          </table:table-cell>
          <table:table-cell office:value-type="string">
            <text:p>Vent moins souvent et plus accentué visiblement et gameplay</text:p>
            <text:p>Shop au lvl up</text:p>
            <text:p>Plus de variété d'enemies</text:p>
            <text:p>Minimap</text:p>
            <text:p>Âmes plus nombreuses et visible</text:p>
          </table:table-cell>
          <table:table-cell office:value-type="string">
            <text:p>Aggro des enemies et donc idle</text:p>
            <text:p>Classe de départ</text:p>
            <text:p>Progression de difficulté basé sur le temps ou xp</text:p>
            <text:p>Boss </text:p>
            <text:p>Meta progression de bonus stats</text:p>
            <text:p>Consomable en gameplay</text:p>
            <text:p>Variation du temps sur le gameplay</text:p>
            <text:p>Corruption du monde qui influe le gameplay progressivement</text:p>
            <text:p>Fake player / multi online / multi local</text:p>
            <text:p>Variation des âmes a capturer</text:p>
            <text:p>Coop avec un qui capture et l'autre qui repousse les enemies</text:p>
            <text:p>Déposer les âmes ?</text:p>
            <text:p>Goblin d'âme</text:p>
          </table:table-cell>
          <table:table-cell table:number-columns-repeated="1020"/>
        </table:table-row>
        <table:table-row table:style-name="ro1">
          <table:table-cell office:value-type="string">
            <text:p>DA</text:p>
          </table:table-cell>
          <table:table-cell office:value-type="string">
            <text:p>Nöel / Krampus / forêt</text:p>
          </table:table-cell>
          <table:table-cell office:value-type="string">
            <text:p>Nöel / Krampus / forêt</text:p>
          </table:table-cell>
          <table:table-cell table:number-columns-repeated="1021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05">05/08/2025</text:date>, <text:time>15:0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t Petiot</meta:initial-creator>
    <meta:creation-date>2025-08-04T16:57:06.30</meta:creation-date>
    <dc:date>2025-08-05T15:05:51.59</dc:date>
    <dc:creator>Thibaut Petiot</dc:creator>
    <meta:editing-duration>PT7H19M44S</meta:editing-duration>
    <meta:editing-cycles>2</meta:editing-cycles>
    <meta:generator>OpenOffice/4.1.11$Win32 OpenOffice.org_project/4111m1$Build-9808</meta:generator>
    <meta:document-statistic meta:table-count="3" meta:cell-count="20" meta:object-count="0"/>
  </office:meta>
</office:document-meta>
</file>